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b2b4a" officeooo:paragraph-rsid="000b2b4a"/>
    </style:style>
    <style:style style:name="P2" style:family="paragraph" style:parent-style-name="Standard">
      <style:text-properties officeooo:rsid="000b2b4a" officeooo:paragraph-rsid="000b2b4a"/>
    </style:style>
    <style:style style:name="P3" style:family="paragraph" style:parent-style-name="Table_20_Contents">
      <style:text-properties officeooo:rsid="000bef1b" officeooo:paragraph-rsid="000bef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{zmienna}</text:p>
      <text:p text:style-name="P1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">{pole1}</text:p>
          </table:table-cell>
          <table:table-cell table:style-name="Tabela1.B1" office:value-type="string">
            <text:p text:style-name="P3">{pole2}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9:21:12.503000000</meta:creation-date>
    <dc:date>2019-09-21T21:26:49.501000000</dc:date>
    <meta:editing-duration>PT7M17S</meta:editing-duration>
    <meta:editing-cycles>2</meta:editing-cycles>
    <meta:generator>LibreOffice/5.4.3.2$Windows_X86_64 LibreOffice_project/92a7159f7e4af62137622921e809f8546db437e5</meta:generator>
    <meta:document-statistic meta:table-count="1" meta:image-count="0" meta:object-count="0" meta:page-count="1" meta:paragraph-count="3" meta:word-count="3" meta:character-count="23" meta:non-whitespace-character-count="23"/>
  </office:meta>
</office:document-meta>
</file>